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order="thin solid #000000" fo:background-color="#70AD47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 style:data-style-name="N3">
      <style:table-cell-properties fo:border="thin solid #000000" fo:background-color="#70AD47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fo:background-color="#C6E0B4"/>
    </style:style>
    <style:style style:name="ce11" style:family="table-cell" style:parent-style-name="Default" style:data-style-name="N0">
      <style:text-properties fo:color="#FFFFFF"/>
    </style:style>
    <style:style style:name="ce12" style:family="table-cell" style:parent-style-name="Default" style:data-style-name="N0">
      <style:table-cell-properties fo:background-color="#70AD47"/>
      <style:text-properties fo:font-size="14pt" style:font-size-asian="14pt" style:font-size-complex="14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order="thin solid #000000" style:vertical-align="automatic" fo:background-color="#70AD4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6" style:family="table-cell" style:parent-style-name="Default" style:data-style-name="N3">
      <style:table-cell-properties fo:border="thin solid #000000"/>
    </style:style>
    <style:style style:name="ce17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/>
    </style:style>
    <style:style style:name="ce18" style:family="table-cell" style:parent-style-name="Hiperv_237_nculo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fo:background-color="#C6E0B4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2D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C6E0B4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38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70AD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 style:data-style-name="N3">
      <style:table-cell-properties fo:border="thin solid #000000" style:vertical-align="middle" fo:background-color="#C6E0B4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style:vertical-align="middle" fo:background-color="#00B050" style:repeat-content="fals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Tahoma" style:font-name-asian="Tahoma" style:font-name-complex="Tahom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Tahoma" style:font-name-asian="Tahoma" style:font-name-complex="Tahom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7.011458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7.223125cm" style:use-optimal-column-width="true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5.42395833333333cm"/>
    </style:style>
    <style:style style:name="co16" style:family="table-column">
      <style:table-column-properties fo:break-before="auto" style:column-width="5.84729166666667cm"/>
    </style:style>
    <style:style style:name="co17" style:family="table-column">
      <style:table-column-properties fo:break-before="auto" style:column-width="3.069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43.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31.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.5pt" style:use-optimal-row-height="false" fo:break-before="auto"/>
    </style:style>
    <style:style style:name="ro12" style:family="table-row">
      <style:table-row-properties style:row-height="45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8.5pt" style:use-optimal-row-height="true" fo:break-before="auto"/>
    </style:style>
    <style:style style:name="ro16" style:family="table-row">
      <style:table-row-properties style:row-height="42.75pt" style:use-optimal-row-height="true" fo:break-before="auto"/>
    </style:style>
    <style:style style:name="ro1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1_Cotizac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Concepto</text:p>
          </table:table-cell>
          <table:table-cell office:value-type="string" table:style-name="ce2">
            <text:p>Tiempo(días)</text:p>
          </table:table-cell>
          <table:table-cell office:value-type="string" table:style-name="ce2">
            <text:p>Costo Operaciona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esarrollo Software</text:p>
          </table:table-cell>
          <table:table-cell office:value-type="float" office:value="36" table:formula="of:=['3__Estudio_deProyecto'.C24]" table:style-name="ce4">
            <text:p>36</text:p>
          </table:table-cell>
          <table:table-cell office:value-type="float" office:value="10357142.857142856" table:formula="of:=['3__Estudio_deProyecto'.E36]" table:style-name="ce5">
            <text:p>10.357.14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Reuniones</text:p>
          </table:table-cell>
          <table:table-cell office:value-type="float" office:value="3" table:formula="of:=['3__Estudio_deProyecto'.A42]" table:style-name="ce4">
            <text:p>3</text:p>
          </table:table-cell>
          <table:table-cell office:value-type="float" office:value="120000" table:formula="of:=['3__Estudio_deProyecto'.B43]" table:style-name="ce5">
            <text:p>120.00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Compra de Servidores<text:s/></text:p>
          </table:table-cell>
          <table:table-cell table:style-name="ce4"/>
          <table:table-cell office:value-type="float" office:value="500000" table:style-name="ce5">
            <office:annotation draw:style-name="a0" svg:x="9.8125in" svg:y="0in" svg:width="8.01041666666667in" svg:height="4.85416666666667in">
              <dc:creator/>
              <text:p><text:span text:style-name="T2">Paula Martinez:</text:span><text:span text:style-name="T2"/></text:p>
              <text:p><text:span text:style-name="T2">El valor depende mucho de la plataforma.</text:span><text:span text:style-name="T2"/></text:p>
              <text:p><text:span text:style-name="T2">(ionos, hostiger, hostgator, amazon cloud, google)</text:span><text:span text:style-name="T3"/></text:p>
              <text:p><text:span text:style-name="T3"/></text:p>
              <text:p><text:span text:style-name="T2">Tipos servidores:</text:span><text:span text:style-name="T3"/></text:p>
              <text:p><text:span text:style-name="T3">1. Servidores de cómputo (Compute Servers)</text:span><text:span text:style-name="T3"/></text:p>
              <text:p><text:span text:style-name="T3">2. Servidores de almacenamiento (Storage Servers)</text:span><text:span text:style-name="T3"/></text:p>
              <text:p><text:span text:style-name="T3">3. Servidores de bases de datos (Database Servers)</text:span><text:span text:style-name="T3"/></text:p>
              <text:p><text:span text:style-name="T3">4.<text:s/></text:span><text:span text:style-name="T2">Servidores de aplicaciones (Application Servers)</text:span><text:span text:style-name="T3"/></text:p>
              <text:p><text:span text:style-name="T3">5. Servidores de red (Network Servers)<text:s/></text:span><text:span text:style-name="T3"/></text:p>
              <text:p><text:span text:style-name="T3">6. Servidores de contenedores (Container Servers)</text:span><text:span text:style-name="T3"/></text:p>
              <text:p><text:span text:style-name="T3">7. Servidores de almacenamiento en caché (Caching Servers)</text:span></text:p>
            </office:annotation>
            <text:p>500.00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Compra de Dominio</text:p>
          </table:table-cell>
          <table:table-cell table:style-name="ce4"/>
          <table:table-cell office:value-type="float" office:value="60000" table:style-name="ce5">
            <office:annotation draw:style-name="a1" svg:x="9.76041666666667in" svg:y="0.25in" svg:width="6.79166666666667in" svg:height="1.88541666666667in">
              <dc:creator/>
              <text:p><text:span text:style-name="T2">Paula Martinez:</text:span><text:span text:style-name="T2"/></text:p>
              <text:p><text:span text:style-name="T2">Depende mucho de la plataforma</text:span><text:span text:style-name="T2"/></text:p>
              <text:p><text:span text:style-name="T2"/></text:p>
              <text:p><text:span text:style-name="T3">Un dominio es el nombre único que se utiliza para identificar un sitio web en Internet</text:span></text:p>
            </office:annotation>
            <text:p>60.000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2" table:style-name="ce1"/>
          <table:table-cell table:style-name="ce6"/>
          <table:table-cell table:number-columns-repeated="16381" table:style-name="ce1"/>
        </table:table-row>
        <table:table-row table:style-name="ro3">
          <table:table-cell office:value-type="string" table:style-name="ce7">
            <text:p>Costo Total Proyecto:</text:p>
          </table:table-cell>
          <table:table-cell table:style-name="ce8"/>
          <table:table-cell office:value-type="float" office:value="11037142.857142856" table:formula="of:=SUM([.C2:.C6])" table:style-name="ce9">
            <text:p>11.037.143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10">
            <text:p><text:span text:style-name="T4">Nota:</text:span><text:s/>Días laborables, no dias calendario<text:s/></text:p>
          </table:table-cell>
          <table:table-cell table:number-columns-repeated="2" table:style-name="ce1"/>
          <table:table-cell table:style-name="ce11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2">
            <text:p>Ganancia</text:p>
          </table:table-cell>
          <table:table-cell table:number-columns-repeated="4" table:style-name="ce1"/>
          <table:table-cell table:style-name="ce13"/>
          <table:table-cell table:number-columns-repeated="16378"/>
        </table:table-row>
        <table:table-row table:style-name="ro3">
          <table:table-cell office:value-type="string" table:style-name="ce3">
            <office:annotation draw:style-name="a2" svg:x="5.54166666666667in" svg:y="6.01041666666667in" svg:width="3.13541666666667in" svg:height="1.76041666666667in">
              <dc:creator>SENA</dc:creator>
              <text:p><text:span text:style-name="T5">Paula Martinez:</text:span><text:span text:style-name="T6"/></text:p>
              <text:p><text:span text:style-name="T6">Menos 6 meses</text:span></text:p>
            </office:annotation>
            <text:p>% de ganancia proyecto pequeño</text:p>
          </table:table-cell>
          <table:table-cell office:value-type="float" office:value="30" table:style-name="ce4">
            <text:p>30</text:p>
          </table:table-cell>
          <table:table-cell office:value-type="float" office:value="14348285.714285713" table:formula="of:=[.C8]+([.C8]*[.B14]/100)" table:style-name="ce14">
            <text:p>14.348.28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office:annotation draw:style-name="a3" svg:x="5.54166666666667in" svg:y="6.44791666666667in" svg:width="3.13541666666667in" svg:height="1.76041666666667in">
              <dc:creator>SENA</dc:creator>
              <text:p><text:span text:style-name="T5">Paula Martinez:</text:span><text:span text:style-name="T6"/></text:p>
              <text:p><text:span text:style-name="T6">mas de 6 meses y menos de 1 año</text:span></text:p>
            </office:annotation>
            <text:p>% de ganancia proyecto mediano</text:p>
          </table:table-cell>
          <table:table-cell office:value-type="float" office:value="27" table:style-name="ce4">
            <text:p>27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3">
            <office:annotation draw:style-name="a4" svg:x="5.54166666666667in" svg:y="6.88541666666667in" svg:width="3.13541666666667in" svg:height="1.76041666666667in">
              <dc:creator>SENA</dc:creator>
              <text:p><text:span text:style-name="T5">Paula Martinez:</text:span><text:span text:style-name="T6"/></text:p>
              <text:p><text:span text:style-name="T6">Mas de año</text:span></text:p>
            </office:annotation>
            <text:p>% de ganancia proyecto Grande</text:p>
          </table:table-cell>
          <table:table-cell office:value-type="float" office:value="20" table:style-name="ce4">
            <text:p>20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0">
            <text:p><text:span text:style-name="T4">Nota:</text:span><text:s text:c="2"/>Pueden cambiar según las circunstancias individuales de cada proyecto y negocio.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2__Datos_Base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6">
          <table:table-cell office:value-type="string" table:style-name="ce15">
            <text:p>Concepto</text:p>
          </table:table-cell>
          <table:table-cell office:value-type="string" table:style-name="ce15">
            <office:annotation draw:style-name="a5" svg:x="5.44791666666667in" svg:y="0in" svg:width="4.29166666666667in" svg:height="1.5625in">
              <dc:creator/>
              <text:p><text:span text:style-name="T3">De acuerdo a las habilidades del personal, revisar la fuente confiable que da los valores</text:span></text:p>
            </office:annotation>
            <text:p>Valor</text:p>
          </table:table-cell>
          <table:table-cell office:value-type="string" table:style-name="ce15">
            <text:p>Valor Dia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Salario de Director de Proyecto</text:p>
          </table:table-cell>
          <table:table-cell office:value-type="float" office:value="4500000" table:style-name="ce16">
            <text:p>4.500.000</text:p>
          </table:table-cell>
          <table:table-cell office:value-type="float" office:value="160714.28571428571" table:formula="of:=[.B2]/[.$B$9]" table:style-name="ce16">
            <text:p>160.714</text:p>
          </table:table-cell>
          <table:table-cell table:style-name="ce1"/>
          <table:table-cell office:value-type="string" table:style-name="ce17">
            <text:p>Fuente talen.com</text:p>
          </table:table-cell>
          <table:table-cell office:value-type="string" table:style-name="ce18">
            <text:p><text:a xlink:href="https://co.talent.com/salary?job">https://co.talent.com/salary?job</text:a></text:p>
          </table:table-cell>
          <table:table-cell table:number-columns-repeated="16378"/>
        </table:table-row>
        <table:table-row table:number-rows-repeated="2" table:style-name="ro2">
          <table:table-cell table:style-name="ce3"/>
          <table:table-cell table:number-columns-repeated="2" table:style-name="ce16"/>
          <table:table-cell table:number-columns-repeated="16381" table:style-name="ce1"/>
        </table:table-row>
        <table:table-row table:style-name="ro2">
          <table:table-cell office:value-type="string" table:style-name="ce3">
            <text:p>Salario Testers</text:p>
          </table:table-cell>
          <table:table-cell office:value-type="float" office:value="4000000" table:style-name="ce16">
            <text:p>4.000.000</text:p>
          </table:table-cell>
          <table:table-cell office:value-type="float" office:value="142857.14285714287" table:formula="of:=[.B5]/[.$B$9]" table:style-name="ce16">
            <text:p>142.85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Costo Transporte</text:p>
          </table:table-cell>
          <table:table-cell office:value-type="float" office:value="10000" table:style-name="ce16">
            <text:p>10.000</text:p>
          </table:table-cell>
          <table:table-cell office:value-type="float" office:value="10000" table:style-name="ce16">
            <text:p>10.00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Costo reuniones</text:p>
          </table:table-cell>
          <table:table-cell office:value-type="float" office:value="30000" table:style-name="ce16">
            <text:p>30.000</text:p>
          </table:table-cell>
          <table:table-cell table:style-name="ce16"/>
          <table:table-cell table:number-columns-repeated="16381" table:style-name="ce1"/>
        </table:table-row>
        <table:table-row table:style-name="ro2">
          <table:table-cell office:value-type="string" table:style-name="ce3">
            <text:p>Salario FullStack</text:p>
          </table:table-cell>
          <table:table-cell office:value-type="float" office:value="4000000" table:style-name="ce16">
            <text:p>4.000.000</text:p>
          </table:table-cell>
          <table:table-cell office:value-type="float" office:value="142857.14285714287" table:formula="of:=[.B8]/[.$B$9]" table:style-name="ce16">
            <text:p>142.85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9">
            <text:p>Dias laborables</text:p>
          </table:table-cell>
          <table:table-cell office:value-type="float" office:value="28" table:style-name="ce19">
            <text:p>28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3">
            <text:p>Costos Administrativos</text:p>
          </table:table-cell>
          <table:table-cell office:value-type="float" office:value="200000" table:style-name="ce16">
            <office:annotation draw:style-name="a6" svg:x="5.44791666666667in" svg:y="1.51041666666667in" svg:width="1.0625in" svg:height="1.3125in">
              <dc:creator/>
              <text:p><text:span text:style-name="T3">Papel y diferentes implementos que se necesiten</text:span><text:span text:style-name="T3"/></text:p>
              <text:p/>
            </office:annotation>
            <text:p>200.000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0">
            <text:p>Nivel Dificultad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3">
            <text:p>Bajo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3">
            <text:p>Medio - Bajo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3">
            <text:p>Medio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3">
            <text:p>Medio - Alto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3">
            <text:p>Alto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21">
            <text:p><text:span text:style-name="T4">Nota:<text:s/></text:span>El nivel dificultad lo define el desarrollador por modulo</text:p>
          </table:table-cell>
          <table:table-cell table:number-columns-repeated="16383" table:style-name="ce1"/>
        </table:table-row>
        <table:table-row table:number-rows-repeated="1048557" table:style-name="ro7">
          <table:table-cell table:number-columns-repeated="16384"/>
        </table:table-row>
      </table:table>
      <table:table table:name="3__Estudio_deProyecto" table:style-name="ta2">
        <table:table-column table:style-name="co10" table:default-cell-style-name="ce51"/>
        <table:table-column table:style-name="co11" table:default-cell-style-name="ce51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1"/>
        <table:table-column table:style-name="co16" table:default-cell-style-name="ce51"/>
        <table:table-column table:style-name="co17" table:default-cell-style-name="ce1"/>
        <table:table-column table:style-name="co4" table:number-columns-repeated="1005" table:default-cell-style-name="ce1"/>
        <table:table-column table:style-name="co5" table:number-columns-repeated="15371" table:default-cell-style-name="ce1"/>
        <table:table-row table:style-name="ro8">
          <table:table-cell office:value-type="string" table:number-columns-spanned="7" table:number-rows-spanned="1" table:style-name="ce54">
            <text:p>Desarrollo WEB</text:p>
          </table:table-cell>
          <table:covered-table-cell table:number-columns-repeated="6"/>
          <table:table-cell table:number-columns-repeated="16377"/>
        </table:table-row>
        <table:table-row table:style-name="ro9">
          <table:table-cell office:value-type="string" table:style-name="ce22">
            <text:p>Fases Proyecto</text:p>
          </table:table-cell>
          <table:table-cell office:value-type="string" table:style-name="ce22">
            <text:p>Especificación</text:p>
          </table:table-cell>
          <table:table-cell office:value-type="string" table:style-name="ce22">
            <office:annotation draw:style-name="a7" svg:x="5.9375in" svg:y="0.0729166666666667in" svg:width="3in" svg:height="1.25in">
              <dc:creator/>
              <text:p><text:span text:style-name="T7">El tiempo en días se <text:s/>define de acuerdo a la habilidad y complejidad de cada modulo.</text:span></text:p>
            </office:annotation>
            <text:p>Tiempo(días)</text:p>
          </table:table-cell>
          <table:table-cell office:value-type="string" table:style-name="ce22">
            <office:annotation draw:style-name="a8" svg:x="6.44791666666667in" svg:y="0.0729166666666667in" svg:width="3.01041666666667in" svg:height="1.5in">
              <dc:creator/>
              <text:p><text:span text:style-name="T7">Nivel dificultad se define por el <text:s/>equipo desarrollo.</text:span><text:span text:style-name="T7"/></text:p>
              <text:p><text:span text:style-name="T7">Revisar niveles en la pestaña datos base</text:span><text:span text:style-name="T7"/></text:p>
              <text:p/>
            </office:annotation>
            <text:p>Nivel</text:p>
            <text:p>Dificultad</text:p>
          </table:table-cell>
          <table:table-cell office:value-type="string" table:style-name="ce22">
            <office:annotation draw:style-name="a9" svg:x="9.01041666666667in" svg:y="0.166666666666667in" svg:width="3.69791666666667in" svg:height="2.16666666666667in">
              <dc:creator>SENA</dc:creator>
              <text:p><text:span text:style-name="T5">Paula Martinez:</text:span><text:span text:style-name="T5"/></text:p>
              <text:p><text:span text:style-name="T8"/></text:p>
              <text:p><text:span text:style-name="T8">Un desarrollador</text:span><text:span text:style-name="T9"><text:s/>Fullstack</text:span><text:span text:style-name="T8"><text:s/>es aquel que tiene habilidades tanto en el desarrollo del lado del cliente (front-end) como del lado del servidor (back-end) de una aplicación o proyecto de software.</text:span></text:p>
            </office:annotation>
            <text:p>Implicados</text:p>
          </table:table-cell>
          <table:table-cell office:value-type="string" table:style-name="ce22">
            <text:p>Fecha de Inicio</text:p>
          </table:table-cell>
          <table:table-cell office:value-type="string" table:style-name="ce22">
            <text:p>Fecha de Entrega</text:p>
          </table:table-cell>
          <table:table-cell table:number-columns-repeated="16377" table:style-name="ce23"/>
        </table:table-row>
        <table:table-row table:style-name="ro10">
          <table:table-cell office:value-type="string" table:number-columns-spanned="1" table:number-rows-spanned="2" table:style-name="ce55">
            <text:p>Levantamiento de Requerimientos</text:p>
          </table:table-cell>
          <table:table-cell office:value-type="string" table:style-name="ce24">
            <office:annotation draw:style-name="a10" svg:x="4.76041666666667in" svg:y="0.322916666666667in" svg:width="2.5625in" svg:height="2.13541666666667in">
              <dc:creator/>
              <text:p><text:span text:style-name="T7">Web?,mobile?,desktop, hibrida(web-mobile(ionic- copilan en multiples plataformas(web, android,ios))</text:span></text:p>
            </office:annotation>
            <text:p>Requerimientos funcionales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Director de Proyecto</text:p>
          </table:table-cell>
          <table:table-cell office:value-type="date" office:date-value="2024-03-04T00:00:00" table:style-name="ce26">
            <text:p>lunes, marzo 04, 2024</text:p>
          </table:table-cell>
          <table:table-cell office:value-type="date" office:date-value="2024-03-04T00:00:00" table:style-name="ce26">
            <text:p>lunes, marzo 04, 2024</text:p>
          </table:table-cell>
          <table:table-cell table:number-columns-repeated="16377"/>
        </table:table-row>
        <table:table-row table:style-name="ro10">
          <table:covered-table-cell/>
          <table:table-cell office:value-type="string" table:style-name="ce24">
            <office:annotation draw:style-name="a11" svg:x="4.76041666666667in" svg:y="1.41666666666667in" svg:width="2.5625in" svg:height="2.13541666666667in">
              <dc:creator/>
              <text:p><text:span text:style-name="T7">Web?,mobile?,desktop, hibrida(web-mobile(ionic- copilan en multiples plataformas(web, android,ios))</text:span></text:p>
            </office:annotation>
            <text:p>Requerimientos no funcionales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Director de Proyecto</text:p>
          </table:table-cell>
          <table:table-cell office:value-type="date" office:date-value="2024-03-05T00:00:00" table:style-name="ce26">
            <text:p>martes, marzo 05, 2024</text:p>
          </table:table-cell>
          <table:table-cell office:value-type="date" office:date-value="2024-03-06T00:00:00" table:style-name="ce26">
            <text:p>miércoles, marzo 06, 2024</text:p>
          </table:table-cell>
          <table:table-cell table:number-columns-repeated="16377"/>
        </table:table-row>
        <table:table-row table:style-name="ro10">
          <table:table-cell office:value-type="string" table:number-columns-spanned="1" table:number-rows-spanned="2" table:style-name="ce55">
            <text:p>Estructuración</text:p>
          </table:table-cell>
          <table:table-cell office:value-type="string" table:style-name="ce24">
            <text:p>Estructura de Base de datos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llstack</text:p>
          </table:table-cell>
          <table:table-cell office:value-type="date" office:date-value="2024-03-06T00:00:00" table:style-name="ce26">
            <text:p>miércoles, marzo 06, 2024</text:p>
          </table:table-cell>
          <table:table-cell office:value-type="date" office:date-value="2024-03-08T00:00:00" table:style-name="ce26">
            <text:p>viernes, marzo 08, 2024</text:p>
          </table:table-cell>
          <table:table-cell table:number-columns-repeated="16377"/>
        </table:table-row>
        <table:table-row table:style-name="ro10">
          <table:covered-table-cell/>
          <table:table-cell office:value-type="string" table:style-name="ce24">
            <text:p>Esquema de Módulos y estructuración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Fullstack</text:p>
          </table:table-cell>
          <table:table-cell office:value-type="date" office:date-value="2024-03-08T00:00:00" table:style-name="ce26">
            <text:p>viernes, marzo 08, 2024</text:p>
          </table:table-cell>
          <table:table-cell office:value-type="date" office:date-value="2024-03-10T00:00:00" table:style-name="ce26">
            <text:p>domingo, marzo 10, 2024</text:p>
          </table:table-cell>
          <table:table-cell table:number-columns-repeated="16377"/>
        </table:table-row>
        <table:table-row table:style-name="ro11">
          <table:table-cell office:value-type="string" table:number-columns-spanned="1" table:number-rows-spanned="2" table:style-name="ce55">
            <text:p>Preparación de Desarrollo</text:p>
          </table:table-cell>
          <table:table-cell office:value-type="string" table:style-name="ce24">
            <text:p>Configuración de Framework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llstack</text:p>
          </table:table-cell>
          <table:table-cell office:value-type="date" office:date-value="2024-03-11T00:00:00" table:style-name="ce26">
            <text:p>lunes, marzo 11, 2024</text:p>
          </table:table-cell>
          <table:table-cell office:value-type="date" office:date-value="2024-03-11T00:00:00" table:style-name="ce26">
            <text:p>lunes, marzo 11, 2024</text:p>
          </table:table-cell>
          <table:table-cell table:number-columns-repeated="16377"/>
        </table:table-row>
        <table:table-row table:style-name="ro12">
          <table:covered-table-cell/>
          <table:table-cell office:value-type="string" table:style-name="ce24">
            <text:p>Configuración de Base de datos y servidor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Fullstack</text:p>
          </table:table-cell>
          <table:table-cell office:value-type="date" office:date-value="2024-03-12T00:00:00" table:style-name="ce26">
            <text:p>martes, marzo 12, 2024</text:p>
          </table:table-cell>
          <table:table-cell office:value-type="date" office:date-value="2024-03-14T00:00:00" table:style-name="ce26">
            <text:p>jueves, marzo 14, 2024</text:p>
          </table:table-cell>
          <table:table-cell table:number-columns-repeated="16377"/>
        </table:table-row>
        <table:table-row table:style-name="ro12">
          <table:table-cell office:value-type="string" table:number-columns-spanned="1" table:number-rows-spanned="8" table:style-name="ce55">
            <text:p>Desarrollo</text:p>
          </table:table-cell>
          <table:table-cell office:value-type="string" table:style-name="ce24">
            <text:p>Creación de Estructura de Base de datos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string" table:style-name="ce25">
            <text:p>Fullstack</text:p>
          </table:table-cell>
          <table:table-cell office:value-type="date" office:date-value="2024-03-15T00:00:00" table:style-name="ce26">
            <text:p>viernes, marzo 15, 2024</text:p>
          </table:table-cell>
          <table:table-cell office:value-type="date" office:date-value="2024-03-15T00:00:00" table:style-name="ce26">
            <text:p>viernes, marzo 15, 2024</text:p>
          </table:table-cell>
          <table:table-cell table:number-columns-repeated="16377"/>
        </table:table-row>
        <table:table-row table:style-name="ro10">
          <table:covered-table-cell/>
          <table:table-cell office:value-type="string" table:style-name="ce24">
            <text:p>Creación <text:s/>Inicio Sesion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Fullstack</text:p>
          </table:table-cell>
          <table:table-cell office:value-type="date" office:date-value="2024-03-16T00:00:00" table:style-name="ce26">
            <text:p>sábado, marzo 16, 2024</text:p>
          </table:table-cell>
          <table:table-cell office:value-type="date" office:date-value="2024-03-18T00:00:00" table:style-name="ce26">
            <text:p>lunes, marzo 18, 2024</text:p>
          </table:table-cell>
          <table:table-cell table:number-columns-repeated="16377"/>
        </table:table-row>
        <table:table-row table:style-name="ro10">
          <table:covered-table-cell/>
          <table:table-cell office:value-type="string" table:style-name="ce24">
            <text:p>Creación modulos vista Cliente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Fullstack</text:p>
          </table:table-cell>
          <table:table-cell office:value-type="date" office:date-value="2024-03-19T00:00:00" table:style-name="ce26">
            <text:p>martes, marzo 19, 2024</text:p>
          </table:table-cell>
          <table:table-cell office:value-type="date" office:date-value="2024-03-21T00:00:00" table:style-name="ce26">
            <text:p>jueves, marzo 21, 2024</text:p>
          </table:table-cell>
          <table:table-cell table:number-columns-repeated="16377"/>
        </table:table-row>
        <table:table-row table:style-name="ro10">
          <table:covered-table-cell/>
          <table:table-cell office:value-type="string" table:style-name="ce24">
            <text:p>Creación modulos vista Colaborador</text:p>
          </table:table-cell>
          <table:table-cell office:value-type="float" office:value="5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Fullstack</text:p>
          </table:table-cell>
          <table:table-cell office:value-type="date" office:date-value="2024-03-22T00:00:00" table:style-name="ce26">
            <text:p>viernes, marzo 22, 2024</text:p>
          </table:table-cell>
          <table:table-cell office:value-type="date" office:date-value="2024-03-27T00:00:00" table:style-name="ce26">
            <text:p>miércoles, marzo 27, 2024</text:p>
          </table:table-cell>
          <table:table-cell table:number-columns-repeated="16377"/>
        </table:table-row>
        <table:table-row table:style-name="ro10">
          <table:covered-table-cell/>
          <table:table-cell office:value-type="string" table:style-name="ce24">
            <text:p>Creación modulos vista Administrador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Fullstack</text:p>
          </table:table-cell>
          <table:table-cell office:value-type="date" office:date-value="2024-03-28T00:00:00" table:style-name="ce26">
            <text:p>jueves, marzo 28, 2024</text:p>
          </table:table-cell>
          <table:table-cell office:value-type="date" office:date-value="2024-04-03T00:00:00" table:style-name="ce26">
            <text:p>miércoles, abril 03, 2024</text:p>
          </table:table-cell>
          <table:table-cell table:number-columns-repeated="16377"/>
        </table:table-row>
        <table:table-row table:number-rows-repeated="3" table:style-name="ro13">
          <table:covered-table-cell/>
          <table:table-cell table:style-name="ce24"/>
          <table:table-cell table:number-columns-repeated="3" table:style-name="ce25"/>
          <table:table-cell table:number-columns-repeated="2" table:style-name="ce26"/>
          <table:table-cell table:number-columns-repeated="16377"/>
        </table:table-row>
        <table:table-row table:style-name="ro11">
          <table:table-cell office:value-type="string" table:number-columns-spanned="1" table:number-rows-spanned="5" table:style-name="ce55">
            <office:annotation draw:style-name="a12" svg:x="2.625in" svg:y="9.34375in" svg:width="2.69791666666667in" svg:height="2.19791666666667in">
              <dc:creator>Administrador</dc:creator>
              <text:p><text:span text:style-name="T5">Paula Martinez:</text:span><text:span text:style-name="T6"/></text:p>
              <text:p><text:span text:style-name="T9">BUGS:</text:span><text:span text:style-name="T8"><text:s/>problemas, errores o defectos en el código de un programa que causan un comportamiento no deseado o incorrecto.</text:span></text:p>
            </office:annotation>
            <text:p>Pruebas y Corrección de Bugs</text:p>
          </table:table-cell>
          <table:table-cell office:value-type="string" table:style-name="ce27">
            <text:p>Pruebas de Módulos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Tester</text:p>
          </table:table-cell>
          <table:table-cell office:value-type="date" office:date-value="2024-04-04T00:00:00" table:style-name="ce26">
            <text:p>jueves, abril 04, 2024</text:p>
          </table:table-cell>
          <table:table-cell office:value-type="date" office:date-value="2024-04-08T00:00:00" table:style-name="ce26">
            <text:p>lunes, abril 08, 2024</text:p>
          </table:table-cell>
          <table:table-cell table:number-columns-repeated="16377"/>
        </table:table-row>
        <table:table-row table:style-name="ro14">
          <table:covered-table-cell/>
          <table:table-cell office:value-type="string" table:style-name="ce27">
            <text:p>Pruebas Unitarias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Fullstack</text:p>
          </table:table-cell>
          <table:table-cell office:value-type="date" office:date-value="2024-04-05T00:00:00" table:style-name="ce26">
            <text:p>viernes, abril 05, 2024</text:p>
          </table:table-cell>
          <table:table-cell office:value-type="date" office:date-value="2024-04-05T00:00:00" table:style-name="ce26">
            <text:p>viernes, abril 05, 2024</text:p>
          </table:table-cell>
          <table:table-cell table:number-columns-repeated="16377"/>
        </table:table-row>
        <table:table-row table:style-name="ro14">
          <table:covered-table-cell/>
          <table:table-cell office:value-type="string" table:style-name="ce27">
            <text:p>Pruebas estrés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Fullstack</text:p>
          </table:table-cell>
          <table:table-cell office:value-type="date" office:date-value="2024-04-06T00:00:00" table:style-name="ce26">
            <text:p>sábado, abril 06, 2024</text:p>
          </table:table-cell>
          <table:table-cell office:value-type="date" office:date-value="2024-04-06T00:00:00" table:style-name="ce26">
            <text:p>sábado, abril 06, 2024</text:p>
          </table:table-cell>
          <table:table-cell table:number-columns-repeated="16377"/>
        </table:table-row>
        <table:table-row table:style-name="ro14">
          <table:covered-table-cell/>
          <table:table-cell office:value-type="string" table:style-name="ce27">
            <text:p>Pruebas usabilidad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Fullstack</text:p>
          </table:table-cell>
          <table:table-cell office:value-type="date" office:date-value="2024-04-07T00:00:00" table:style-name="ce26">
            <text:p>domingo, abril 07, 2024</text:p>
          </table:table-cell>
          <table:table-cell office:value-type="date" office:date-value="2024-04-07T00:00:00" table:style-name="ce26">
            <text:p>domingo, abril 07, 2024</text:p>
          </table:table-cell>
          <table:table-cell table:number-columns-repeated="16377"/>
        </table:table-row>
        <table:table-row table:style-name="ro14">
          <table:covered-table-cell/>
          <table:table-cell office:value-type="string" table:style-name="ce28">
            <text:p>Aceptación Usuario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string" table:style-name="ce29">
            <text:p>Fullstack</text:p>
          </table:table-cell>
          <table:table-cell office:value-type="date" office:date-value="2024-04-08T00:00:00" table:style-name="ce26">
            <text:p>lunes, abril 08, 2024</text:p>
          </table:table-cell>
          <table:table-cell office:value-type="date" office:date-value="2024-04-08T00:00:00" table:style-name="ce26">
            <text:p>lunes, abril 08, 2024</text:p>
          </table:table-cell>
          <table:table-cell table:number-columns-repeated="16377"/>
        </table:table-row>
        <table:table-row table:style-name="ro10">
          <table:table-cell office:value-type="string" table:style-name="ce30">
            <text:p>Despliegue</text:p>
          </table:table-cell>
          <table:table-cell office:value-type="string" table:style-name="ce24">
            <text:p>Poner en la web el sistema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Fullstack</text:p>
          </table:table-cell>
          <table:table-cell office:value-type="date" office:date-value="2024-04-09T00:00:00" table:style-name="ce26">
            <text:p>martes, abril 09, 2024</text:p>
          </table:table-cell>
          <table:table-cell office:value-type="date" office:date-value="2024-04-12T00:00:00" table:style-name="ce26">
            <text:p>viernes, abril 12, 2024</text:p>
          </table:table-cell>
          <table:table-cell table:number-columns-repeated="16377"/>
        </table:table-row>
        <table:table-row table:style-name="ro13">
          <table:table-cell table:number-columns-repeated="2" table:style-name="ce31"/>
          <table:table-cell table:number-columns-repeated="3" table:style-name="ce32"/>
          <table:table-cell table:number-columns-repeated="2" table:style-name="ce31"/>
          <table:table-cell table:number-columns-repeated="16377"/>
        </table:table-row>
        <table:table-row table:style-name="ro3">
          <table:table-cell table:style-name="ce33"/>
          <table:table-cell office:value-type="string" table:style-name="ce34">
            <text:p>Total (tiempo)</text:p>
          </table:table-cell>
          <table:table-cell office:value-type="float" office:value="36" table:formula="of:=SUM([.C3:.C22])" table:style-name="ce35">
            <text:p>36</text:p>
          </table:table-cell>
          <table:table-cell table:number-columns-repeated="2" table:style-name="ce32"/>
          <table:table-cell table:number-columns-repeated="2" table:style-name="ce31"/>
          <table:table-cell table:number-columns-repeated="16377"/>
        </table:table-row>
        <table:table-row table:number-rows-repeated="3" table:style-name="ro13">
          <table:table-cell table:number-columns-repeated="2" table:style-name="ce31"/>
          <table:table-cell table:number-columns-repeated="3" table:style-name="ce32"/>
          <table:table-cell table:number-columns-repeated="2" table:style-name="ce31"/>
          <table:table-cell table:number-columns-repeated="16377"/>
        </table:table-row>
        <table:table-row table:style-name="ro3">
          <table:table-cell office:value-type="string" table:style-name="ce35">
            <text:p>Personal Utilizado</text:p>
          </table:table-cell>
          <table:table-cell office:value-type="string" table:style-name="ce35">
            <text:p>Cantidad</text:p>
          </table:table-cell>
          <table:table-cell office:value-type="string" table:style-name="ce35">
            <text:p>Valor Día</text:p>
          </table:table-cell>
          <table:table-cell office:value-type="string" table:style-name="ce35">
            <text:p>Días</text:p>
          </table:table-cell>
          <table:table-cell office:value-type="string" table:style-name="ce35">
            <text:p>Valor Personal</text:p>
          </table:table-cell>
          <table:table-cell table:style-name="ce36"/>
          <table:table-cell table:style-name="ce37"/>
          <table:table-cell table:number-columns-repeated="16377"/>
        </table:table-row>
        <table:table-row table:style-name="ro13">
          <table:table-cell office:value-type="string" table:style-name="ce27">
            <text:p>Director de Proyecto</text:p>
          </table:table-cell>
          <table:table-cell office:value-type="float" office:value="1" table:style-name="ce25">
            <text:p>1</text:p>
          </table:table-cell>
          <table:table-cell office:value-type="float" office:value="160714.28571428571" table:formula="of:=['2__Datos_Base'.C2]" table:style-name="ce38">
            <text:p>160.714</text:p>
          </table:table-cell>
          <table:table-cell office:value-type="float" office:value="36" table:formula="of:=[.$C$24]" table:style-name="ce25">
            <text:p>36</text:p>
          </table:table-cell>
          <table:table-cell office:value-type="float" office:value="5785714.2857142854" table:formula="of:=IF([.B29]&gt;0;[.C29]*[.D29];0)" table:style-name="ce38">
            <text:p>5.785.714</text:p>
          </table:table-cell>
          <table:table-cell table:style-name="ce31"/>
          <table:table-cell table:style-name="ce39"/>
          <table:table-cell table:number-columns-repeated="16377"/>
        </table:table-row>
        <table:table-row table:style-name="ro13">
          <table:table-cell office:value-type="string" table:style-name="ce27">
            <text:p>FullStack</text:p>
          </table:table-cell>
          <table:table-cell office:value-type="float" office:value="1" table:style-name="ce25">
            <text:p>1</text:p>
          </table:table-cell>
          <table:table-cell office:value-type="float" office:value="142857.14285714287" table:formula="of:=['2__Datos_Base'.C8]" table:style-name="ce38">
            <text:p>142.857</text:p>
          </table:table-cell>
          <table:table-cell office:value-type="float" office:value="28" table:formula="of:=[.C5]+[.C6]+[.C7]+[.C8]+[.C9]+[.C11]+[.C12]+[.C13]+[.C14]+[.C15]+[.C16]+[.C18]+[.C19]+[.C20]+[.C21]+[.C22]" table:style-name="ce25">
            <text:p>28</text:p>
          </table:table-cell>
          <table:table-cell office:value-type="float" office:value="4000000.0000000005" table:formula="of:=IF([.B30]&gt;0;[.C30]*[.D30];0)" table:style-name="ce38">
            <text:p>4.000.000</text:p>
          </table:table-cell>
          <table:table-cell table:style-name="ce31"/>
          <table:table-cell table:style-name="ce39"/>
          <table:table-cell table:number-columns-repeated="16377"/>
        </table:table-row>
        <table:table-row table:style-name="ro13">
          <table:table-cell office:value-type="string" table:style-name="ce27">
            <text:p>Programador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'2__Datos_Base'.C3]" table:style-name="ce38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IF([.B31]&gt;0;[.C31]*[.D31];0)" table:style-name="ce38">
            <text:p>0</text:p>
          </table:table-cell>
          <table:table-cell table:style-name="ce31"/>
          <table:table-cell table:style-name="ce39"/>
          <table:table-cell table:number-columns-repeated="16377"/>
        </table:table-row>
        <table:table-row table:style-name="ro13">
          <table:table-cell office:value-type="string" table:style-name="ce27">
            <text:p>Ing. Base de datos y servidor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'2__Datos_Base'.C4]" table:style-name="ce38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IF([.B32]&gt;0;[.C32]*[.D32];0)" table:style-name="ce38">
            <text:p>0</text:p>
          </table:table-cell>
          <table:table-cell table:style-name="ce31"/>
          <table:table-cell table:style-name="ce39"/>
          <table:table-cell table:number-columns-repeated="16377"/>
        </table:table-row>
        <table:table-row table:style-name="ro13">
          <table:table-cell office:value-type="string" table:style-name="ce27">
            <text:p>Tester</text:p>
          </table:table-cell>
          <table:table-cell office:value-type="float" office:value="1" table:style-name="ce25">
            <text:p>1</text:p>
          </table:table-cell>
          <table:table-cell office:value-type="float" office:value="142857.14285714287" table:formula="of:=['2__Datos_Base'.C5]" table:style-name="ce38">
            <text:p>142.857</text:p>
          </table:table-cell>
          <table:table-cell office:value-type="float" office:value="4" table:formula="of:=[.C17]" table:style-name="ce25">
            <text:p>4</text:p>
          </table:table-cell>
          <table:table-cell office:value-type="float" office:value="571428.57142857148" table:formula="of:=IF([.B33]&gt;0;[.C33]*[.D33];0)" table:style-name="ce38">
            <text:p>571.429</text:p>
          </table:table-cell>
          <table:table-cell office:value-type="string" table:style-name="ce31">
            <text:p>Prestación de Servicios</text:p>
          </table:table-cell>
          <table:table-cell table:style-name="ce39"/>
          <table:table-cell table:number-columns-repeated="16377"/>
        </table:table-row>
        <table:table-row table:number-rows-repeated="2" table:style-name="ro13">
          <table:table-cell table:style-name="ce40"/>
          <table:table-cell table:style-name="ce31"/>
          <table:table-cell table:number-columns-repeated="3" table:style-name="ce32"/>
          <table:table-cell table:style-name="ce31"/>
          <table:table-cell table:style-name="ce39"/>
          <table:table-cell table:number-columns-repeated="16377"/>
        </table:table-row>
        <table:table-row table:style-name="ro1">
          <table:table-cell office:value-type="string" table:style-name="ce41">
            <text:p>Total</text:p>
          </table:table-cell>
          <table:table-cell office:value-type="float" office:value="3" table:formula="of:=SUM([.B29:.B33])" table:style-name="ce42">
            <text:p>3</text:p>
          </table:table-cell>
          <table:table-cell table:number-columns-repeated="2" table:style-name="ce43"/>
          <table:table-cell office:value-type="float" office:value="10357142.857142856" table:formula="of:=SUM([.E29:.E33])" table:style-name="ce44">
            <text:p>10.357.143</text:p>
          </table:table-cell>
          <table:table-cell table:style-name="ce45"/>
          <table:table-cell table:style-name="ce46"/>
          <table:table-cell table:number-columns-repeated="16377"/>
        </table:table-row>
        <table:table-row table:number-rows-repeated="4" table:style-name="ro13">
          <table:table-cell table:number-columns-repeated="2" table:style-name="ce31"/>
          <table:table-cell table:number-columns-repeated="3" table:style-name="ce32"/>
          <table:table-cell table:number-columns-repeated="2" table:style-name="ce31"/>
          <table:table-cell table:number-columns-repeated="16377"/>
        </table:table-row>
        <table:table-row table:style-name="ro1">
          <table:table-cell office:value-type="string" table:style-name="ce47">
            <text:p>Reuniones pactadas</text:p>
          </table:table-cell>
          <table:table-cell office:value-type="string" table:style-name="ce47">
            <text:p>Costo</text:p>
          </table:table-cell>
          <table:table-cell table:number-columns-repeated="3" table:style-name="ce32"/>
          <table:table-cell table:number-columns-repeated="2" table:style-name="ce31"/>
          <table:table-cell table:number-columns-repeated="16377"/>
        </table:table-row>
        <table:table-row table:style-name="ro13">
          <table:table-cell office:value-type="float" office:value="3" table:style-name="ce25">
            <text:p>3</text:p>
          </table:table-cell>
          <table:table-cell office:value-type="float" office:value="40000" table:formula="of:=['2__Datos_Base'.B6]+['2__Datos_Base'.B7]" table:style-name="ce38">
            <text:p>40.000</text:p>
          </table:table-cell>
          <table:table-cell table:number-columns-repeated="3" table:style-name="ce32"/>
          <table:table-cell table:number-columns-repeated="2" table:style-name="ce31"/>
          <table:table-cell table:number-columns-repeated="16377"/>
        </table:table-row>
        <table:table-row table:style-name="ro13">
          <table:table-cell office:value-type="string" table:style-name="ce48">
            <text:p>Total</text:p>
          </table:table-cell>
          <table:table-cell office:value-type="float" office:value="120000" table:formula="of:=[.A42]*[.B42]" table:style-name="ce49">
            <text:p>120.000</text:p>
          </table:table-cell>
          <table:table-cell table:number-columns-repeated="3" table:style-name="ce32"/>
          <table:table-cell table:number-columns-repeated="2" table:style-name="ce31"/>
          <table:table-cell table:number-columns-repeated="16377"/>
        </table:table-row>
        <table:table-row table:number-rows-repeated="2" table:style-name="ro13">
          <table:table-cell table:number-columns-repeated="2" table:style-name="ce31"/>
          <table:table-cell table:number-columns-repeated="3" table:style-name="ce32"/>
          <table:table-cell table:number-columns-repeated="2" table:style-name="ce31"/>
          <table:table-cell table:number-columns-repeated="16377"/>
        </table:table-row>
        <table:table-row table:style-name="ro3">
          <table:table-cell office:value-type="string" table:style-name="ce50">
            <text:p>Importante:</text:p>
          </table:table-cell>
          <table:table-cell table:style-name="ce31"/>
          <table:table-cell table:number-columns-repeated="3" table:style-name="ce32"/>
          <table:table-cell table:number-columns-repeated="2" table:style-name="ce31"/>
          <table:table-cell table:number-columns-repeated="16377"/>
        </table:table-row>
        <table:table-row table:style-name="ro15">
          <table:table-cell office:value-type="string" table:style-name="ce51">
            <text:p>habilidades de la persona</text:p>
          </table:table-cell>
          <table:table-cell office:value-type="string" table:style-name="ce52">
            <text:p>Entre mas habilidad – tiempo de desarrollo</text:p>
          </table:table-cell>
          <table:table-cell table:number-columns-repeated="3" table:style-name="ce53"/>
          <table:table-cell table:number-columns-repeated="2" table:style-name="ce51"/>
          <table:table-cell table:number-columns-repeated="16377"/>
        </table:table-row>
        <table:table-row table:style-name="ro16">
          <table:table-cell office:value-type="string" table:style-name="ce52">
            <text:p>tiempo de desarrollo de la aplicación, algunos clientes tienen como prioridad esto</text:p>
          </table:table-cell>
          <table:table-cell table:style-name="ce51"/>
          <table:table-cell table:number-columns-repeated="3" table:style-name="ce53"/>
          <table:table-cell table:number-columns-repeated="2" table:style-name="ce51"/>
          <table:table-cell table:number-columns-repeated="16377"/>
        </table:table-row>
        <table:table-row table:number-rows-repeated="1048528" table:style-name="ro17">
          <table:table-cell table:number-columns-repeated="16384"/>
        </table:table-row>
      </table:table>
      <table:database-ranges>
        <table:database-range table:target-range-address="3__Estudio_deProyecto.A2:3__Estudio_deProyecto.G2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 number:language="es" number:country="E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meta:initial-creator>Harold</meta:initial-creator>
    <dc:creator>Jhoan Marin Restrepo</dc:creator>
    <meta:creation-date>2024-02-26T11:24:07Z</meta:creation-date>
    <dc:date>2024-04-07T22:58:50Z</dc:date>
    <meta:editing-cycles>3</meta:editing-cycles>
    <meta:editing-duration>PT8150S</meta:editing-duration>
  </office:meta>
</office:document-meta>
</file>